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3.665cm" table:align="left"/>
    </style:style>
    <style:style style:name="Tabella1.A" style:family="table-column">
      <style:table-column-properties style:column-width="8.46cm"/>
    </style:style>
    <style:style style:name="Tabella1.B" style:family="table-column">
      <style:table-column-properties style:column-width="5.205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paragraph-rsid="0018bd7b"/>
    </style:style>
    <style:style style:name="P2" style:family="paragraph" style:parent-style-name="Standard">
      <style:text-properties officeooo:rsid="0018bd7b" officeooo:paragraph-rsid="0018bd7b"/>
    </style:style>
    <style:style style:name="P3" style:family="paragraph" style:parent-style-name="Standard">
      <style:text-properties officeooo:rsid="0018bd7b" officeooo:paragraph-rsid="001a236e"/>
    </style:style>
    <style:style style:name="P4" style:family="paragraph" style:parent-style-name="Standard">
      <style:text-properties officeooo:rsid="001a236e" officeooo:paragraph-rsid="001a236e"/>
    </style:style>
    <style:style style:name="P5" style:family="paragraph" style:parent-style-name="Standard">
      <style:text-properties officeooo:rsid="001a236e" officeooo:paragraph-rsid="001bc600"/>
    </style:style>
    <style:style style:name="P6" style:family="paragraph" style:parent-style-name="Standard">
      <style:text-properties officeooo:rsid="001bc600" officeooo:paragraph-rsid="001bc600"/>
    </style:style>
    <style:style style:name="P7" style:family="paragraph" style:parent-style-name="Text_20_body">
      <style:text-properties officeooo:rsid="0018bd7b" officeooo:paragraph-rsid="0018bd7b"/>
    </style:style>
    <style:style style:name="T1" style:family="text">
      <style:text-properties fo:font-size="7pt"/>
    </style:style>
    <style:style style:name="T2" style:family="text">
      <style:text-properties officeooo:rsid="0018bd7b"/>
    </style:style>
    <style:style style:name="T3" style:family="text">
      <style:text-properties fo:font-size="9pt"/>
    </style:style>
    <style:style style:name="T4" style:family="text">
      <style:text-properties officeooo:rsid="001b3e7e"/>
    </style:style>
    <style:style style:name="T5" style:family="text">
      <style:text-properties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am stain</text:p>
      <text:p text:style-name="P6"/>
      <text:p text:style-name="P6">1) Stretch out, dry, fix.</text:p>
      <text:p text:style-name="P6">2) 3'-5 'gentian violet (10 ml alcoholic solution</text:p>
      <text:p text:style-name="P6">madre4 + 90 ml of 2% phenolic acid in distilled water).</text:p>
      <text:p text:style-name="P6">3) Wash with spring water.</text:p>
      <text:p text:style-name="P6">4) 3'-5 'Lugol's liquid (iodine 1 part, potassium iodide</text:p>
      <text:p text:style-name="P6">2 parts, 300 parts distilled water).</text:p>
      <text:p text:style-name="P6">5) Pour the Lugol liquid and bleach with alcoolacetone (alcohol 95 ° 80 parts, acetone 20 parts) until</text:p>
      <text:p text:style-name="P6">observes color assignment.</text:p>
      <text:p text:style-name="P6">6) Wash with spring water.</text:p>
      <text:p text:style-name="P6">7) 30 "-1 'basic fuchsin (10%).</text:p>
      <text:p text:style-name="P6"/>
      <text:p text:style-name="P6">Gram positive germs are colored in</text:p>
      <text:p text:style-name="P6">violet while Gram negative ones in red.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office:value-type="string">
            <text:p text:style-name="Table_20_Contents"/>
          </table:table-cell>
          <table:table-cell table:style-name="Tabella1.A1" office:value-type="string">
            <text:p text:style-name="Table_20_Contents"/>
          </table:table-cell>
        </table:table-row>
      </table:table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8M51S</meta:editing-duration>
    <meta:editing-cycles>6</meta:editing-cycles>
    <meta:generator>LibreOffice/5.0.2.2$Windows_x86 LibreOffice_project/37b43f919e4de5eeaca9b9755ed688758a8251fe</meta:generator>
    <dc:date>2019-03-26T03:24:10.279000000</dc:date>
    <meta:document-statistic meta:table-count="1" meta:image-count="0" meta:object-count="0" meta:page-count="1" meta:paragraph-count="14" meta:word-count="91" meta:character-count="516" meta:non-whitespace-character-count="437"/>
    <meta:user-defined meta:name="Info 1"/>
    <meta:user-defined meta:name="Info 2"/>
    <meta:user-defined meta:name="Info 3"/>
    <meta:user-defined meta:name="Info 4"/>
  </office:meta>
</office:document-meta>
</file>